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134in"/>
    </style:style>
    <style:style style:name="co3" style:family="table-column">
      <style:table-column-properties fo:break-before="auto" style:column-width="1.1618in"/>
    </style:style>
    <style:style style:name="co4" style:family="table-column">
      <style:table-column-properties fo:break-before="auto" style:column-width="1.0756in"/>
    </style:style>
    <style:style style:name="co5" style:family="table-column">
      <style:table-column-properties fo:break-before="auto" style:column-width="1.1728in"/>
    </style:style>
    <style:style style:name="co6" style:family="table-column">
      <style:table-column-properties fo:break-before="auto" style:column-width="1.3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4" style:family="table-cell" style:parent-style-name="Default" style:data-style-name="N60">
      <style:text-properties style:font-name="Arial"/>
    </style:style>
    <style:style style:name="ce5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ext-properties style:font-name="Arial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6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>
            <text:p>den (mol/cm3)</text:p>
          </table:table-cell>
          <table:table-cell table:style-name="ce3" office:value-type="string">
            <text:p>vol (cm3/mol)</text:p>
          </table:table-cell>
          <table:table-cell table:style-name="ce3" office:value-type="string">
            <text:p>T (K)</text:p>
          </table:table-cell>
          <table:table-cell office:value-type="string">
            <text:p>VCOSMO (A3)</text:p>
          </table:table-cell>
          <table:table-cell office:value-type="string">
            <text:p>VCOSMO(cm3/mol)</text:p>
          </table:table-cell>
          <table:table-cell/>
          <table:table-cell office:value-type="string">
            <text:p>FreeVolume</text:p>
          </table:table-cell>
          <table:table-cell office:value-type="string">
            <text:p>FreVolume 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CHLOROFORM</text:p>
          </table:table-cell>
          <table:table-cell table:style-name="ce4" office:value-type="float" office:value="0.012473">
            <text:p>1.25E-002</text:p>
          </table:table-cell>
          <table:table-cell table:style-name="ce6" table:formula="of:=1/[.D7]" office:value-type="float" office:value="80.1731740559609">
            <text:p>80.17</text:p>
          </table:table-cell>
          <table:table-cell table:style-name="ce4" office:value-type="float" office:value="293">
            <text:p>2.93E+002</text:p>
          </table:table-cell>
          <table:table-cell office:value-type="float" office:value="140.45">
            <text:p>140.45</text:p>
          </table:table-cell>
          <table:table-cell table:style-name="ce6" table:formula="of:=[.G7]*6.02E+023*1E-030*1000000" office:value-type="float" office:value="84.5509">
            <text:p>84.55</text:p>
          </table:table-cell>
          <table:table-cell/>
          <table:table-cell table:formula="of:=[.E7]-[.H7]/1.16" office:value-type="float" office:value="7.28446715940916">
            <text:p>7.28446715940916</text:p>
          </table:table-cell>
          <table:table-cell table:style-name="ce8" table:formula="of:=[.J7]/[.E7]" office:value-type="percentage" office:value="0.0908591588793105">
            <text:p>9.09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CARBON TETRACHLORIDE</text:p>
          </table:table-cell>
          <table:table-cell table:style-name="ce5" office:value-type="float" office:value="0.01029755">
            <text:p>1.03E-002</text:p>
          </table:table-cell>
          <table:table-cell table:style-name="ce6" table:formula="of:=1/[.D8]" office:value-type="float" office:value="97.1104777349952">
            <text:p>97.11</text:p>
          </table:table-cell>
          <table:table-cell table:style-name="ce5" office:value-type="float" office:value="298">
            <text:p>2.98E+002</text:p>
          </table:table-cell>
          <table:table-cell office:value-type="float" office:value="169.27">
            <text:p>169.27</text:p>
          </table:table-cell>
          <table:table-cell table:style-name="ce6" table:formula="of:=[.G8]*6.02E+023*1E-030*1000000" office:value-type="float" office:value="101.90054">
            <text:p>101.90</text:p>
          </table:table-cell>
          <table:table-cell/>
          <table:table-cell table:formula="of:=[.E8]-[.H8]/1.16" office:value-type="float" office:value="9.26518463154693">
            <text:p>9.26518463154693</text:p>
          </table:table-cell>
          <table:table-cell table:style-name="ce8" table:formula="of:=[.J8]/[.E8]" office:value-type="percentage" office:value="0.0954087020025861">
            <text:p>9.54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METHANE</text:p>
          </table:table-cell>
          <table:table-cell table:style-name="ce5" office:value-type="float" office:value="0.02649196">
            <text:p>2.65E-002</text:p>
          </table:table-cell>
          <table:table-cell table:style-name="ce6" table:formula="of:=1/[.D9]" office:value-type="float" office:value="37.7473014454197">
            <text:p>37.75</text:p>
          </table:table-cell>
          <table:table-cell table:style-name="ce5" office:value-type="float" office:value="112">
            <text:p>1.12E+002</text:p>
          </table:table-cell>
          <table:table-cell office:value-type="float" office:value="37">
            <text:p>37</text:p>
          </table:table-cell>
          <table:table-cell table:style-name="ce6" table:formula="of:=[.G9]*6.02E+023*1E-030*1000000" office:value-type="float" office:value="22.274">
            <text:p>22.27</text:p>
          </table:table-cell>
          <table:table-cell/>
          <table:table-cell table:formula="of:=[.E9]-[.H9]/1.16" office:value-type="float" office:value="18.5455773074886">
            <text:p>18.5455773074886</text:p>
          </table:table-cell>
          <table:table-cell table:style-name="ce8" table:formula="of:=[.J9]/[.E9]" office:value-type="percentage" office:value="0.491308692206896">
            <text:p>49.13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ETHANE</text:p>
          </table:table-cell>
          <table:table-cell table:style-name="ce5" office:value-type="float" office:value="0.01822451">
            <text:p>1.82E-002</text:p>
          </table:table-cell>
          <table:table-cell table:style-name="ce6" table:formula="of:=1/[.D10]" office:value-type="float" office:value="54.8711597732943">
            <text:p>54.87</text:p>
          </table:table-cell>
          <table:table-cell table:style-name="ce5" office:value-type="float" office:value="183">
            <text:p>1.83E+002</text:p>
          </table:table-cell>
          <table:table-cell office:value-type="float" office:value="68.41">
            <text:p>68.41</text:p>
          </table:table-cell>
          <table:table-cell table:style-name="ce6" table:formula="of:=[.G10]*6.02E+023*1E-030*1000000" office:value-type="float" office:value="41.18282">
            <text:p>41.18</text:p>
          </table:table-cell>
          <table:table-cell/>
          <table:table-cell table:formula="of:=[.E10]-[.H10]/1.16" office:value-type="float" office:value="19.3687287388116">
            <text:p>19.3687287388116</text:p>
          </table:table-cell>
          <table:table-cell table:style-name="ce8" table:formula="of:=[.J10]/[.E10]" office:value-type="percentage" office:value="0.352985590587759">
            <text:p>35.30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PROPYLENE</text:p>
          </table:table-cell>
          <table:table-cell table:style-name="ce5" office:value-type="float" office:value="0.01454359">
            <text:p>1.45E-002</text:p>
          </table:table-cell>
          <table:table-cell table:style-name="ce6" table:formula="of:=1/[.D11]" office:value-type="float" office:value="68.7588140204722">
            <text:p>68.76</text:p>
          </table:table-cell>
          <table:table-cell table:style-name="ce5" office:value-type="float" office:value="223">
            <text:p>2.23E+002</text:p>
          </table:table-cell>
          <table:table-cell office:value-type="float" office:value="71.21">
            <text:p>71.21</text:p>
          </table:table-cell>
          <table:table-cell table:style-name="ce6" table:formula="of:=[.G11]*6.02E+023*1E-030*1000000" office:value-type="float" office:value="42.86842">
            <text:p>42.87</text:p>
          </table:table-cell>
          <table:table-cell/>
          <table:table-cell table:formula="of:=[.E11]-[.H11]/1.16" office:value-type="float" office:value="31.8032795377136">
            <text:p>31.8032795377136</text:p>
          </table:table-cell>
          <table:table-cell table:style-name="ce8" table:formula="of:=[.J11]/[.E11]" office:value-type="percentage" office:value="0.462533858251897">
            <text:p>46.25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ISOBUTANE</text:p>
          </table:table-cell>
          <table:table-cell table:style-name="ce5" office:value-type="float" office:value="0.009583125">
            <text:p>9.58E-003</text:p>
          </table:table-cell>
          <table:table-cell table:style-name="ce6" table:formula="of:=1/[.D12]" office:value-type="float" office:value="104.350094567273">
            <text:p>104.35</text:p>
          </table:table-cell>
          <table:table-cell table:style-name="ce5" office:value-type="float" office:value="293">
            <text:p>2.93E+002</text:p>
          </table:table-cell>
          <table:table-cell office:value-type="float" office:value="98.56">
            <text:p>98.56</text:p>
          </table:table-cell>
          <table:table-cell table:style-name="ce6" table:formula="of:=[.G12]*6.02E+023*1E-030*1000000" office:value-type="float" office:value="59.33312">
            <text:p>59.33</text:p>
          </table:table-cell>
          <table:table-cell/>
          <table:table-cell table:formula="of:=[.E12]-[.H12]/1.16" office:value-type="float" office:value="53.2008531879628">
            <text:p>53.2008531879628</text:p>
          </table:table-cell>
          <table:table-cell table:style-name="ce8" table:formula="of:=[.J12]/[.E12]" office:value-type="percentage" office:value="0.509830426206896">
            <text:p>50.98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N-BUTANE</text:p>
          </table:table-cell>
          <table:table-cell table:style-name="ce5" office:value-type="float" office:value="0.009961633">
            <text:p>9.96E-003</text:p>
          </table:table-cell>
          <table:table-cell table:style-name="ce6" table:formula="of:=1/[.D13]" office:value-type="float" office:value="100.385147696166">
            <text:p>100.39</text:p>
          </table:table-cell>
          <table:table-cell table:style-name="ce5" office:value-type="float" office:value="293">
            <text:p>2.93E+002</text:p>
          </table:table-cell>
          <table:table-cell office:value-type="float" office:value="97.72">
            <text:p>97.72</text:p>
          </table:table-cell>
          <table:table-cell table:style-name="ce6" table:formula="of:=[.G13]*6.02E+023*1E-030*1000000" office:value-type="float" office:value="58.82744">
            <text:p>58.83</text:p>
          </table:table-cell>
          <table:table-cell/>
          <table:table-cell table:formula="of:=[.E13]-[.H13]/1.16" office:value-type="float" office:value="49.6718373513383">
            <text:p>49.6718373513383</text:p>
          </table:table-cell>
          <table:table-cell table:style-name="ce8" table:formula="of:=[.J13]/[.E13]" office:value-type="percentage" office:value="0.494812614129724">
            <text:p>49.48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CYCLOHEXANE</text:p>
          </table:table-cell>
          <table:table-cell table:style-name="ce5" office:value-type="float" office:value="0.009256091">
            <text:p>9.26E-003</text:p>
          </table:table-cell>
          <table:table-cell table:style-name="ce6" table:formula="of:=1/[.D14]" office:value-type="float" office:value="108.036967225149">
            <text:p>108.04</text:p>
          </table:table-cell>
          <table:table-cell table:style-name="ce5" office:value-type="float" office:value="293">
            <text:p>2.93E+002</text:p>
          </table:table-cell>
          <table:table-cell office:value-type="float" office:value="125.53">
            <text:p>125.53</text:p>
          </table:table-cell>
          <table:table-cell table:style-name="ce6" table:formula="of:=[.G14]*6.02E+023*1E-030*1000000" office:value-type="float" office:value="75.56906">
            <text:p>75.57</text:p>
          </table:table-cell>
          <table:table-cell/>
          <table:table-cell table:formula="of:=[.E14]-[.H14]/1.16" office:value-type="float" office:value="42.891225845839">
            <text:p>42.891225845839</text:p>
          </table:table-cell>
          <table:table-cell table:style-name="ce8" table:formula="of:=[.J14]/[.E14]" office:value-type="percentage" office:value="0.397005089530638">
            <text:p>39.70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BENZENE</text:p>
          </table:table-cell>
          <table:table-cell table:style-name="ce5" office:value-type="float" office:value="0.01132968">
            <text:p>1.13E-002</text:p>
          </table:table-cell>
          <table:table-cell table:style-name="ce6" table:formula="of:=1/[.D15]" office:value-type="float" office:value="88.2637461958325">
            <text:p>88.26</text:p>
          </table:table-cell>
          <table:table-cell table:style-name="ce5" office:value-type="float" office:value="289">
            <text:p>2.89E+002</text:p>
          </table:table-cell>
          <table:table-cell table:style-name="ce7" office:value-type="float" office:value="106.98">
            <text:p>106.98</text:p>
          </table:table-cell>
          <table:table-cell table:style-name="ce6" table:formula="of:=[.G15]*6.02E+023*1E-030*1000000" office:value-type="float" office:value="64.40196">
            <text:p>64.40</text:p>
          </table:table-cell>
          <table:table-cell/>
          <table:table-cell table:formula="of:=[.E15]-[.H15]/1.16" office:value-type="float" office:value="32.7448151613498">
            <text:p>32.7448151613498</text:p>
          </table:table-cell>
          <table:table-cell table:style-name="ce8" table:formula="of:=[.J15]/[.E15]" office:value-type="percentage" office:value="0.370988277437241">
            <text:p>37.10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TOLUENE</text:p>
          </table:table-cell>
          <table:table-cell table:style-name="ce5" office:value-type="float" office:value="0.009409574">
            <text:p>9.41E-003</text:p>
          </table:table-cell>
          <table:table-cell table:style-name="ce6" table:formula="of:=1/[.D16]" office:value-type="float" office:value="106.274736773418">
            <text:p>106.27</text:p>
          </table:table-cell>
          <table:table-cell table:style-name="ce5" office:value-type="float" office:value="293">
            <text:p>2.93E+002</text:p>
          </table:table-cell>
          <table:table-cell office:value-type="float" office:value="127.75">
            <text:p>127.75</text:p>
          </table:table-cell>
          <table:table-cell table:style-name="ce6" table:formula="of:=[.G16]*6.02E+023*1E-030*1000000" office:value-type="float" office:value="76.9055">
            <text:p>76.91</text:p>
          </table:table-cell>
          <table:table-cell/>
          <table:table-cell table:formula="of:=[.E16]-[.H16]/1.16" office:value-type="float" office:value="39.976891945832">
            <text:p>39.976891945832</text:p>
          </table:table-cell>
          <table:table-cell table:style-name="ce8" table:formula="of:=[.J16]/[.E16]" office:value-type="percentage" office:value="0.37616552305431">
            <text:p>37.62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ETHYLBENZENE</text:p>
          </table:table-cell>
          <table:table-cell table:style-name="ce5" office:value-type="float" office:value="0.008166379">
            <text:p>8.17E-003</text:p>
          </table:table-cell>
          <table:table-cell table:style-name="ce6" table:formula="of:=1/[.D17]" office:value-type="float" office:value="122.453292946605">
            <text:p>122.45</text:p>
          </table:table-cell>
          <table:table-cell table:style-name="ce5" office:value-type="float" office:value="293">
            <text:p>2.93E+002</text:p>
          </table:table-cell>
          <table:table-cell office:value-type="float" office:value="145.39">
            <text:p>145.39</text:p>
          </table:table-cell>
          <table:table-cell table:style-name="ce6" table:formula="of:=[.G17]*6.02E+023*1E-030*1000000" office:value-type="float" office:value="87.52478">
            <text:p>87.52</text:p>
          </table:table-cell>
          <table:table-cell/>
          <table:table-cell table:formula="of:=[.E17]-[.H17]/1.16" office:value-type="float" office:value="47.0008963948805">
            <text:p>47.0008963948805</text:p>
          </table:table-cell>
          <table:table-cell table:style-name="ce8" table:formula="of:=[.J17]/[.E17]" office:value-type="percentage" office:value="0.383827133300328">
            <text:p>38.38%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N-DODECANE</text:p>
          </table:table-cell>
          <table:table-cell table:style-name="ce5" office:value-type="float" office:value="0.004391285">
            <text:p>4.39E-003</text:p>
          </table:table-cell>
          <table:table-cell table:style-name="ce6" table:formula="of:=1/[.D18]" office:value-type="float" office:value="227.723775614655">
            <text:p>227.72</text:p>
          </table:table-cell>
          <table:table-cell table:style-name="ce5" office:value-type="float" office:value="293">
            <text:p>2.93E+002</text:p>
          </table:table-cell>
          <table:table-cell office:value-type="float" office:value="263.36">
            <text:p>263.36</text:p>
          </table:table-cell>
          <table:table-cell table:style-name="ce6" table:formula="of:=[.G18]*6.02E+023*1E-030*1000000" office:value-type="float" office:value="158.54272">
            <text:p>158.54</text:p>
          </table:table-cell>
          <table:table-cell/>
          <table:table-cell table:formula="of:=[.E18]-[.H18]/1.16" office:value-type="float" office:value="91.0490169939653">
            <text:p>91.0490169939653</text:p>
          </table:table-cell>
          <table:table-cell table:style-name="ce8" table:formula="of:=[.J18]/[.E18]" office:value-type="percentage" office:value="0.399822182590345">
            <text:p>39.98%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4" number:min-integer-digits="1"/>
    </number:number-style>
    <number:number-style style:name="N117">
      <number:number number:decimal-places="15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7/06/2010</text:date>, <text:time>17:4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Soares</meta:initial-creator>
    <meta:creation-date>2010-07-06T17:14:09</meta:creation-date>
    <dc:date>2010-07-06T17:41:54</dc:date>
    <dc:creator>Rafael Soares</dc:creator>
    <meta:editing-duration>PT00H27M45S</meta:editing-duration>
    <meta:editing-cycles>7</meta:editing-cycles>
    <meta:generator>OpenOffice.org/3.2$Linux OpenOffice.org_project/320m12$Build-9483</meta:generator>
    <meta:document-statistic meta:table-count="3" meta:cell-count="103" meta:object-count="0"/>
  </office:meta>
</office:document-meta>
</file>